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Footer">
      <style:paragraph-properties fo:padding="0.049cm" fo:border-left="none" fo:border-right="none" fo:border-top="0.06pt solid #000000" fo:border-bottom="none"/>
      <style:text-properties officeooo:paragraph-rsid="0005b402"/>
    </style:style>
    <style:style style:name="P4" style:family="paragraph" style:parent-style-name="Header">
      <style:paragraph-properties fo:text-align="center" style:justify-single-word="false" fo:padding="0.049cm" fo:border-left="none" fo:border-right="none" fo:border-top="none" fo:border-bottom="0.06pt solid #000000"/>
      <style:text-properties officeooo:paragraph-rsid="0005b402"/>
    </style:style>
    <style:style style:name="P5" style:family="paragraph" style:parent-style-name="Heading_20_2">
      <style:paragraph-properties fo:text-align="justify" style:justify-single-word="false"/>
    </style:style>
    <style:style style:name="P6" style:family="paragraph" style:parent-style-name="Heading_20_2">
      <style:paragraph-properties fo:text-align="justify" style:justify-single-word="false" fo:break-before="page"/>
    </style:style>
    <style:style style:name="P7" style:family="paragraph" style:parent-style-name="Heading_20_2">
      <style:paragraph-properties fo:text-align="justify" style:justify-single-word="false"/>
      <style:text-properties officeooo:paragraph-rsid="0002ddb7"/>
    </style:style>
    <style:style style:name="P8" style:family="paragraph" style:parent-style-name="Heading_20_2">
      <style:paragraph-properties fo:text-align="justify" style:justify-single-word="false" fo:break-before="page"/>
      <style:text-properties officeooo:paragraph-rsid="0002ddb7"/>
    </style:style>
    <style:style style:name="P9" style:family="paragraph" style:parent-style-name="Heading_20_2">
      <style:paragraph-properties fo:text-align="justify" style:justify-single-word="false"/>
      <style:text-properties officeooo:paragraph-rsid="000504bc"/>
    </style:style>
    <style:style style:name="P10" style:family="paragraph" style:parent-style-name="Heading_20_2">
      <style:paragraph-properties fo:text-align="justify" style:justify-single-word="false" fo:break-before="page"/>
      <style:text-properties officeooo:paragraph-rsid="000504bc"/>
    </style:style>
    <style:style style:name="P11" style:family="paragraph" style:parent-style-name="Heading_20_2">
      <style:paragraph-properties fo:break-before="page"/>
    </style:style>
    <style:style style:name="P12" style:family="paragraph" style:parent-style-name="Heading_20_3">
      <style:paragraph-properties fo:text-align="justify" style:justify-single-word="false"/>
    </style:style>
    <style:style style:name="P13" style:family="paragraph" style:parent-style-name="Heading_20_3">
      <style:paragraph-properties fo:break-before="page"/>
    </style:style>
    <style:style style:name="P14" style:family="paragraph" style:parent-style-name="Preformatted_20_Text">
      <loext:graphic-properties draw:fill="solid" draw:fill-color="#dee6ef"/>
      <style:paragraph-properties fo:background-color="#dee6ef"/>
    </style:style>
    <style:style style:name="P15" style:family="paragraph" style:parent-style-name="Preformatted_20_Text">
      <loext:graphic-properties draw:fill="solid" draw:fill-color="#dee6ef"/>
      <style:paragraph-properties fo:margin-top="0cm" fo:margin-bottom="0.499cm" style:contextual-spacing="false" fo:background-color="#dee6ef"/>
    </style:style>
    <style:style style:name="P16" style:family="paragraph" style:parent-style-name="Standard">
      <style:paragraph-properties fo:text-align="justify"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list-style-name="L1">
      <style:paragraph-properties fo:margin-top="0cm" fo:margin-bottom="0cm" style:contextual-spacing="false" fo:text-align="justify" style:justify-single-word="false"/>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margin-top="0cm" fo:margin-bottom="0cm" style:contextual-spacing="false" fo:text-align="justify" style:justify-single-word="false"/>
    </style:style>
    <style:style style:name="P21" style:family="paragraph" style:parent-style-name="Text_20_body" style:list-style-name="L2">
      <style:paragraph-properties fo:text-align="justify" style:justify-single-word="false"/>
    </style:style>
    <style:style style:name="P22" style:family="paragraph" style:parent-style-name="Text_20_body" style:list-style-name="L3">
      <style:paragraph-properties fo:margin-top="0cm" fo:margin-bottom="0cm" style:contextual-spacing="false" fo:text-align="justify" style:justify-single-word="false"/>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5">
      <style:paragraph-properties fo:margin-top="0cm" fo:margin-bottom="0cm" style:contextual-spacing="false" fo:text-align="justify" style:justify-single-word="false"/>
    </style:style>
    <style:style style:name="P26" style:family="paragraph" style:parent-style-name="Text_20_body" style:list-style-name="L5">
      <style:paragraph-properties fo:text-align="justify" style:justify-single-word="false"/>
    </style:style>
    <style:style style:name="P27" style:family="paragraph" style:parent-style-name="Text_20_body" style:list-style-name="L6">
      <style:paragraph-properties fo:margin-top="0cm" fo:margin-bottom="0cm" style:contextual-spacing="false" fo:text-align="justify" style:justify-single-word="false"/>
    </style:style>
    <style:style style:name="P28" style:family="paragraph" style:parent-style-name="Text_20_body" style:list-style-name="L6">
      <style:paragraph-properties fo:text-align="justify" style:justify-single-word="false"/>
    </style:style>
    <style:style style:name="P29" style:family="paragraph" style:parent-style-name="Text_20_body">
      <loext:graphic-properties draw:fill="solid" draw:fill-color="#55308d"/>
      <style:paragraph-properties fo:text-align="center" style:justify-single-word="false" fo:background-color="#55308d"/>
      <style:text-properties fo:font-size="26pt" fo:font-weight="bold" style:font-size-asian="26pt" style:font-weight-asian="bold" style:font-size-complex="26pt" style:font-weight-complex="bold"/>
    </style:style>
    <style:style style:name="T1" style:family="text">
      <style:text-properties fo:font-weight="bold"/>
    </style:style>
    <style:style style:name="T2" style:family="text">
      <style:text-properties fo:font-weight="bold" officeooo:rsid="0002ddb7"/>
    </style:style>
    <style:style style:name="T3" style:family="text">
      <style:text-properties officeooo:rsid="0002ddb7"/>
    </style:style>
    <style:style style:name="T4" style:family="text">
      <style:text-properties officeooo:rsid="00043ade"/>
    </style:style>
    <style:style style:name="T5" style:family="text">
      <style:text-properties officeooo:rsid="00046cbc"/>
    </style:style>
    <style:style style:name="T6" style:family="text">
      <style:text-properties officeooo:rsid="0021434c"/>
    </style:style>
    <style:style style:name="T7" style:family="text">
      <style:text-properties officeooo:rsid="0005b402"/>
    </style:style>
    <style:style style:name="T8" style:family="text">
      <style:text-properties officeooo:rsid="0007a5a9"/>
    </style:style>
    <style:style style:name="Sect1" style:family="section">
      <style:section-properties fo:background-color="#b7de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Informe <text:span text:style-name="T3">t</text:span>écnico <text:span text:style-name="T3">i</text:span>ntegral</text:p>
      <text:p text:style-name="P29">Sistema de <text:span text:style-name="T3">g</text:span>estión de Videoteca <text:span text:style-name="T3">r</text:span>etro</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Contents_20_Heading">Sumario</text:p>
          </text:index-title>
          <text:p text:style-name="P1"><text:a xlink:type="simple" xlink:href="#__RefHeading___Toc113_2821318551" text:style-name="Index_20_Link" text:visited-style-name="Index_20_Link">1. Introducción al proyecto<text:tab/>2</text:a></text:p>
          <text:p text:style-name="P1"><text:a xlink:type="simple" xlink:href="#__RefHeading___Toc115_2821318551" text:style-name="Index_20_Link" text:visited-style-name="Index_20_Link">2. Stack tecnológico y dependencias<text:tab/>2</text:a></text:p>
          <text:p text:style-name="P1"><text:a xlink:type="simple" xlink:href="#__RefHeading___Toc117_2821318551" text:style-name="Index_20_Link" text:visited-style-name="Index_20_Link">3. Arquitectura de archivos y directorios<text:tab/>3</text:a></text:p>
          <text:p text:style-name="P1"><text:a xlink:type="simple" xlink:href="#__RefHeading___Toc119_2821318551" text:style-name="Index_20_Link" text:visited-style-name="Index_20_Link">4. Modelo de datos: Lógica de clases (models.py)<text:tab/>4</text:a></text:p>
          <text:p text:style-name="P2"><text:a xlink:type="simple" xlink:href="#__RefHeading___Toc121_2821318551" text:style-name="Index_20_Link" text:visited-style-name="Index_20_Link">4.1. Clase abstracta Item<text:tab/>4</text:a></text:p>
          <text:p text:style-name="P2"><text:a xlink:type="simple" xlink:href="#__RefHeading___Toc123_2821318551" text:style-name="Index_20_Link" text:visited-style-name="Index_20_Link">4.2. Herencia y polimorfismo<text:tab/>5</text:a></text:p>
          <text:p text:style-name="P1"><text:a xlink:type="simple" xlink:href="#__RefHeading___Toc125_2821318551" text:style-name="Index_20_Link" text:visited-style-name="Index_20_Link">5. Capa de persistencia: Gestión de BBDD (database.py)<text:tab/>6</text:a></text:p>
          <text:p text:style-name="P2"><text:a xlink:type="simple" xlink:href="#__RefHeading___Toc127_2821318551" text:style-name="Index_20_Link" text:visited-style-name="Index_20_Link">5.1. Creación de tablas y restricciones<text:tab/>6</text:a></text:p>
          <text:p text:style-name="P2"><text:a xlink:type="simple" xlink:href="#__RefHeading___Toc129_2821318551" text:style-name="Index_20_Link" text:visited-style-name="Index_20_Link">5.2. Operaciones CRUD y consultas optimizadas<text:tab/>7</text:a></text:p>
          <text:p text:style-name="P1"><text:a xlink:type="simple" xlink:href="#__RefHeading___Toc131_2821318551" text:style-name="Index_20_Link" text:visited-style-name="Index_20_Link">6. Interfaz de usuario: Consola (interface.py y main.py)<text:tab/>8</text:a></text:p>
          <text:p text:style-name="P2"><text:a xlink:type="simple" xlink:href="#__RefHeading___Toc133_2821318551" text:style-name="Index_20_Link" text:visited-style-name="Index_20_Link">6.1. Validación de entradas de usuario<text:tab/>8</text:a></text:p>
          <text:p text:style-name="P2"><text:a xlink:type="simple" xlink:href="#__RefHeading___Toc135_2821318551" text:style-name="Index_20_Link" text:visited-style-name="Index_20_Link">6.2. Visualización tabular dinámica<text:tab/>8</text:a></text:p>
          <text:p text:style-name="P2"><text:a xlink:type="simple" xlink:href="#__RefHeading___Toc137_2821318551" text:style-name="Index_20_Link" text:visited-style-name="Index_20_Link">6.3. Orquestación de la aplicación<text:tab/>8</text:a></text:p>
          <text:p text:style-name="P1"><text:a xlink:type="simple" xlink:href="#__RefHeading___Toc139_2821318551" text:style-name="Index_20_Link" text:visited-style-name="Index_20_Link">7. Módulo de análisis y estadísticas (analysis.py)<text:tab/>9</text:a></text:p>
          <text:p text:style-name="P2"><text:a xlink:type="simple" xlink:href="#__RefHeading___Toc141_2821318551" text:style-name="Index_20_Link" text:visited-style-name="Index_20_Link">7.1. Pipeline de limpieza y procesamiento<text:tab/>9</text:a></text:p>
          <text:p text:style-name="P2"><text:a xlink:type="simple" xlink:href="#__RefHeading___Toc143_2821318551" text:style-name="Index_20_Link" text:visited-style-name="Index_20_Link">7.2. Generación y renderizado de gráficos<text:tab/>9</text:a></text:p>
          <text:p text:style-name="P1"><text:a xlink:type="simple" xlink:href="#__RefHeading___Toc145_2821318551" text:style-name="Index_20_Link" text:visited-style-name="Index_20_Link">8. Interfaz web con Django<text:tab/>10</text:a></text:p>
          <text:p text:style-name="P2"><text:a xlink:type="simple" xlink:href="#__RefHeading___Toc147_2821318551" text:style-name="Index_20_Link" text:visited-style-name="Index_20_Link">8.1. Configuración y rutas<text:tab/>10</text:a></text:p>
          <text:p text:style-name="P2"><text:a xlink:type="simple" xlink:href="#__RefHeading___Toc149_2821318551" text:style-name="Index_20_Link" text:visited-style-name="Index_20_Link">8.2. Lógica de negocio en vistas<text:tab/>10</text:a></text:p>
          <text:p text:style-name="P2"><text:a xlink:type="simple" xlink:href="#__RefHeading___Toc151_2821318551" text:style-name="Index_20_Link" text:visited-style-name="Index_20_Link">8.3. Motor de plantillas<text:tab/>10</text:a></text:p>
          <text:p text:style-name="P1"><text:a xlink:type="simple" xlink:href="#__RefHeading___Toc153_2821318551" text:style-name="Index_20_Link" text:visited-style-name="Index_20_Link">9. Seguridad y robustez<text:tab/>10</text:a></text:p>
          <text:p text:style-name="P1"><text:a xlink:type="simple" xlink:href="#__RefHeading___Toc155_2821318551" text:style-name="Index_20_Link" text:visited-style-name="Index_20_Link">10. Pruebas automáticas (tests/)<text:tab/>11</text:a></text:p>
        </text:index-body>
      </text:table-of-content>
      <text:h text:style-name="Heading_20_2" text:outline-level="2"/>
      <text:h text:style-name="P11" text:outline-level="2"><text:bookmark-start text:name="__RefHeading___Toc113_2821318551"/>1. Introducción al <text:span text:style-name="T3">p</text:span>royecto<text:bookmark-end text:name="__RefHeading___Toc113_2821318551"/></text:h>
      <text:p text:style-name="P17">El presente sistema ha sido diseñado como una solución integral para la gestión de colecciones de videojuegos retro, operando bajo un modelo de biblioteca digitalizada. El propósito es centralizar la administración de activos mediante funcionalidades de alta, consulta, edición, eliminación (CRUD), registro de préstamos y generación de métricas estadísticas.</text:p>
      <text:p text:style-name="P17">Una de las premisas arquitectónicas del proyecto es la <text:span text:style-name="T1">dualidad de interfaz</text:span>, permitiendo al usuario interactuar con el sistema tanto mediante una interfaz de línea de comandos (terminal) como a través de una aplicación web moderna.</text:p>
      <text:h text:style-name="Heading_20_2" text:outline-level="2"/>
      <text:h text:style-name="Heading_20_2" text:outline-level="2"><text:bookmark-start text:name="__RefHeading___Toc115_2821318551"/>2. Stack <text:span text:style-name="T3">t</text:span>ecnológico y <text:span text:style-name="T3">d</text:span>ependencias<text:bookmark-end text:name="__RefHeading___Toc115_2821318551"/></text:h>
      <text:p text:style-name="P17">El desarrollo se fundamenta en <text:span text:style-name="T1">Python</text:span> como lenguaje núcleo, integrando un ecosistema de librerías especializadas para garantizar la persistencia de datos, el análisis avanzado y la agilidad en el despliegue web.</text:p>
      <text:list text:style-name="L1">
        <text:list-item>
          <text:p text:style-name="P18"><text:span text:style-name="T1">Django:</text:span> Framework de alto nivel para la interfaz web que provee la estructura MTV (Model-Template-View) y robustez en seguridad.</text:p>
          <text:list>
            <text:list-item>
              <text:p text:style-name="P18"><text:span text:style-name="Source_20_Text">pip install django</text:span></text:p>
            </text:list-item>
          </text:list>
        </text:list-item>
        <text:list-item>
          <text:p text:style-name="P18"><text:span text:style-name="T1">SQLite:</text:span> Motor de base de datos relacional ligero utilizado para la persistencia. Se integra de forma nativa con Python, eliminando la necesidad de servidores externos.</text:p>
        </text:list-item>
        <text:list-item>
          <text:p text:style-name="P18"><text:span text:style-name="T1">Pandas:</text:span> Engine de análisis de datos utilizado para la manipulación de DataFrames y procesamiento de información compleja.</text:p>
          <text:list>
            <text:list-item>
              <text:p text:style-name="P18"><text:span text:style-name="Source_20_Text">pip install pandas</text:span></text:p>
            </text:list-item>
          </text:list>
        </text:list-item>
        <text:list-item>
          <text:p text:style-name="P18"><text:span text:style-name="T1">Matplotlib:</text:span> Librería estándar para la generación de visualizaciones gráficas y reportes estadísticos.</text:p>
          <text:list>
            <text:list-item>
              <text:p text:style-name="P18"><text:span text:style-name="Source_20_Text">pip install matplotlib</text:span></text:p>
            </text:list-item>
          </text:list>
        </text:list-item>
        <text:list-item>
          <text:p text:style-name="P18"><text:span text:style-name="T1">Pytest:</text:span> Framework de pruebas automáticas encargado de validar la integridad de la lógica de negocio y la persistencia.</text:p>
          <text:list>
            <text:list-item>
              <text:p text:style-name="P19"><text:span text:style-name="Source_20_Text">pip install pytest</text:span></text:p>
            </text:list-item>
          </text:list>
        </text:list-item>
      </text:list>
      <text:h text:style-name="P5" text:outline-level="2"/>
      <text:h text:style-name="P6" text:outline-level="2"><text:bookmark-start text:name="__RefHeading___Toc117_2821318551"/>3. Arquitectura de <text:span text:style-name="T3">a</text:span>rchivos y <text:span text:style-name="T3">d</text:span>irectorios<text:bookmark-end text:name="__RefHeading___Toc117_2821318551"/></text:h>
      <text:p text:style-name="P17">El proyecto adopta una estructura jerárquica que promueve el desacoplamiento y la separación de responsabilidades (SoC):</text:p>
      <text:p text:style-name="P14"><text:span text:style-name="Source_20_Text">P1/</text:span></text:p>
      <text:p text:style-name="P14"><text:span text:style-name="Source_20_Text">├── models.py <text:s text:c="10"/># Definición del dominio de objetos (clases)</text:span></text:p>
      <text:p text:style-name="P14"><text:span text:style-name="Source_20_Text">├── database.py <text:s text:c="8"/># Capa de persistencia y gestión de SQLite</text:span></text:p>
      <text:p text:style-name="P14"><text:span text:style-name="Source_20_Text">├── interface.py <text:s text:c="7"/># Lógica de presentación para la terminal</text:span></text:p>
      <text:p text:style-name="P14"><text:span text:style-name="Source_20_Text">├── analysis.py <text:s text:c="8"/># Módulo de procesamiento y visualización de datos</text:span></text:p>
      <text:p text:style-name="P14"><text:span text:style-name="Source_20_Text">├── main.py <text:s text:c="12"/># Orquestador del flujo de la consola</text:span></text:p>
      <text:p text:style-name="P14"><text:span text:style-name="Source_20_Text">├── generar_datos.py <text:s text:c="3"/># Script de población de datos iniciales</text:span></text:p>
      <text:p text:style-name="P14"><text:span text:style-name="Source_20_Text">├── manage.py <text:s text:c="10"/># Utilidad de administración de Django</text:span></text:p>
      <text:p text:style-name="P14"><text:span text:style-name="Source_20_Text">├── requirements.txt <text:s text:c="3"/># Listado de dependencias del entorno</text:span></text:p>
      <text:p text:style-name="P14"><text:span text:style-name="Source_20_Text">├── videoteca.db <text:s text:c="7"/># Archivo de base de datos (persistencia física)</text:span></text:p>
      <text:p text:style-name="P14"><text:span text:style-name="Source_20_Text">├── videoteca/ <text:s text:c="9"/># Configuración global del proyecto Django</text:span></text:p>
      <text:p text:style-name="P14"><text:span text:style-name="Source_20_Text">├── catalogo/ <text:s text:c="10"/># Aplicación web (vistas, rutas y plantillas)</text:span></text:p>
      <text:p text:style-name="P14"><text:span text:style-name="Source_20_Text">│ <text:s text:c="2"/>└── templates/ <text:s text:c="5"/># Archivos HTML (base y herencia)</text:span></text:p>
      <text:p text:style-name="P15"><text:span text:style-name="Source_20_Text">└── tests/ <text:s text:c="13"/># Batería de pruebas unitarias e integración</text:span></text:p>
      <text:h text:style-name="P7" text:outline-level="2"/>
      <text:h text:style-name="P8" text:outline-level="2"><text:bookmark-start text:name="__RefHeading___Toc119_2821318551"/>4. Modelo de <text:span text:style-name="T3">d</text:span>atos: Lógica de <text:span text:style-name="T3">c</text:span>lases (models.py)<text:bookmark-end text:name="__RefHeading___Toc119_2821318551"/></text:h>
      <text:p text:style-name="P17">Se ha implementado una arquitectura basada en Programación Orientada a Objetos para definir los contratos del dominio. El uso de clases actúa como una "plantilla" que garantiza la homogeneidad de los datos.</text:p>
      <text:h text:style-name="P12" text:outline-level="3"><text:bookmark-start text:name="__RefHeading___Toc121_2821318551"/><text:span text:style-name="T3">4.1. </text:span>Clase <text:span text:style-name="T3">a</text:span>bstracta <text:span text:style-name="Source_20_Text">Item</text:span><text:bookmark-end text:name="__RefHeading___Toc121_2821318551"/></text:h>
      <text:p text:style-name="P17">Actúa como la base del sistema mediante herencia de <text:span text:style-name="Source_20_Text">ABC</text:span>. No es instanciable, definiendo únicamente los atributos comunes y el contrato para las subclases.</text:p>
      <text:p text:style-name="P14"><text:span text:style-name="Source_20_Text">from abc import ABC, abstractmethod</text:span></text:p>
      <text:p text:style-name="P14"><text:span text:style-name="Source_20_Text">from datetime import datetime</text:span></text:p>
      <text:p text:style-name="P14"/>
      <text:p text:style-name="P14"><text:span text:style-name="Source_20_Text">class Item(ABC):</text:span></text:p>
      <text:p text:style-name="P14"><text:span text:style-name="Source_20_Text"><text:s text:c="4"/>def __init__(self, titulo, plataforma, anio, genero):</text:span></text:p>
      <text:p text:style-name="P14"><text:span text:style-name="Source_20_Text"><text:s text:c="8"/>self.__titulo = titulo</text:span></text:p>
      <text:p text:style-name="P14"><text:span text:style-name="Source_20_Text"><text:s text:c="8"/>self.__plataforma = plataforma</text:span></text:p>
      <text:p text:style-name="P14"><text:span text:style-name="Source_20_Text"><text:s text:c="8"/>self.__anio = self._validar_anio(anio)</text:span></text:p>
      <text:p text:style-name="P14"><text:span text:style-name="Source_20_Text"><text:s text:c="8"/>self.__genero = genero</text:span></text:p>
      <text:p text:style-name="P14"/>
      <text:p text:style-name="P14"><text:span text:style-name="Source_20_Text"><text:s text:c="4"/>def _validar_anio(self, anio):</text:span></text:p>
      <text:p text:style-name="P14"><text:span text:style-name="Source_20_Text"><text:s text:c="8"/>if anio &gt; datetime.now().year:</text:span></text:p>
      <text:p text:style-name="P14"><text:span text:style-name="Source_20_Text"><text:s text:c="12"/>raise ValueError("El año no puede ser superior al actual.")</text:span></text:p>
      <text:p text:style-name="P14"><text:span text:style-name="Source_20_Text"><text:s text:c="8"/>return anio</text:span></text:p>
      <text:p text:style-name="P14"/>
      <text:p text:style-name="P14"><text:span text:style-name="Source_20_Text"><text:s text:c="4"/>@property</text:span></text:p>
      <text:p text:style-name="P14"><text:span text:style-name="Source_20_Text"><text:s text:c="4"/>def titulo(self):</text:span></text:p>
      <text:p text:style-name="P15"><text:span text:style-name="Source_20_Text"><text:s text:c="8"/>return self.__titulo</text:span></text:p>
      <text:list text:style-name="L2">
        <text:list-item>
          <text:p text:style-name="P20"><text:span text:style-name="T1">Atributos Privados:</text:span> El prefijo <text:span text:style-name="Source_20_Text">__</text:span> encapsula los datos dentro del objeto, protegiendo la integridad del estado.</text:p>
        </text:list-item>
        <text:list-item>
          <text:p text:style-name="P21"><text:span text:style-name="T1">@property:</text:span> Implementa el patrón de acceso controlado, permitiendo la lectura de atributos sin riesgo de modificación externa accidental.</text:p>
        </text:list-item>
      </text:list>
      <text:h text:style-name="Heading_20_3" text:outline-level="3"/>
      <text:h text:style-name="P13" text:outline-level="3"><text:bookmark-start text:name="__RefHeading___Toc123_2821318551"/><text:span text:style-name="T3">4.2. </text:span>Herencia y <text:span text:style-name="T3">p</text:span>olimorfismo<text:bookmark-end text:name="__RefHeading___Toc123_2821318551"/></text:h>
      <text:p text:style-name="P17">Las subclases <text:span text:style-name="Source_20_Text">JuegoFisico</text:span> y <text:span text:style-name="Source_20_Text">JuegoDigital</text:span> extienden la funcionalidad base, permitiendo gestionar colecciones mixtas de forma transparente.</text:p>
      <text:p text:style-name="P14"><text:span text:style-name="Source_20_Text">class JuegoFisico(Item):</text:span></text:p>
      <text:p text:style-name="P14"><text:span text:style-name="Source_20_Text"><text:s text:c="4"/>def __init__(self, titulo, plataforma, anio, genero, estanteria):</text:span></text:p>
      <text:p text:style-name="P14"><text:span text:style-name="Source_20_Text"><text:s text:c="8"/>super().__init__(titulo, plataforma, anio, genero)</text:span></text:p>
      <text:p text:style-name="P14"><text:span text:style-name="Source_20_Text"><text:s text:c="8"/>self.estanteria = estanteria</text:span></text:p>
      <text:p text:style-name="P14"/>
      <text:p text:style-name="P14"><text:span text:style-name="Source_20_Text"><text:s text:c="4"/>def mostrar_detalle(self) -&gt; str:</text:span></text:p>
      <text:p text:style-name="P14"><text:span text:style-name="Source_20_Text"><text:s text:c="8"/>return f"[FÍSICO] {self.titulo} - Estante: {self.estanteria}"</text:span></text:p>
      <text:p text:style-name="P14"/>
      <text:p text:style-name="P14"><text:span text:style-name="Source_20_Text">class JuegoDigital(Item):</text:span></text:p>
      <text:p text:style-name="P14"><text:span text:style-name="Source_20_Text"><text:s text:c="4"/>def __init__(self, titulo, plataforma, anio, genero, enlace):</text:span></text:p>
      <text:p text:style-name="P14"><text:span text:style-name="Source_20_Text"><text:s text:c="8"/>super().__init__(titulo, plataforma, anio, genero)</text:span></text:p>
      <text:p text:style-name="P14"><text:span text:style-name="Source_20_Text"><text:s text:c="8"/>self.enlace = enlace</text:span></text:p>
      <text:p text:style-name="P14"/>
      <text:p text:style-name="P14"><text:span text:style-name="Source_20_Text"><text:s text:c="4"/>def mostrar_detalle(self) -&gt; str:</text:span></text:p>
      <text:p text:style-name="P15"><text:span text:style-name="Source_20_Text"><text:s text:c="8"/>return f"[DIGITAL] {self.titulo} - Enlace: {self.enlace}"</text:span></text:p>
      <text:p text:style-name="P17">El <text:span text:style-name="T1">polimorfismo</text:span> asegura que el sistema pueda iterar sobre una lista de objetos <text:span text:style-name="Source_20_Text">Item</text:span> y ejecutar <text:span text:style-name="Source_20_Text">mostrar_detalle()</text:span> sin conocer el tipo específico, permitiendo que cada clase responda según su propia implementación.</text:p>
      <text:h text:style-name="P9" text:outline-level="2"/>
      <text:h text:style-name="P10" text:outline-level="2"><text:bookmark-start text:name="__RefHeading___Toc125_2821318551"/>5. Capa de <text:span text:style-name="T3">p</text:span>ersistencia: Gestión de <text:span text:style-name="T3">BBDD</text:span> (database.py)<text:bookmark-end text:name="__RefHeading___Toc125_2821318551"/></text:h>
      <text:p text:style-name="P17">La clase <text:span text:style-name="Source_20_Text">DatabaseManager</text:span> centraliza el acceso a datos, garantizando que ninguna otra parte del sistema interactúe directamente con el motor SQL.</text:p>
      <text:h text:style-name="P12" text:outline-level="3"><text:bookmark-start text:name="__RefHeading___Toc127_2821318551"/><text:span text:style-name="T3">5.1. </text:span>Creación de <text:span text:style-name="T3">t</text:span>ablas y <text:span text:style-name="T3">r</text:span>estricciones<text:bookmark-end text:name="__RefHeading___Toc127_2821318551"/></text:h>
      <text:p text:style-name="P17">Se definen esquemas con integridad referencial estricta:</text:p>
      <text:p text:style-name="P14"><text:span text:style-name="Source_20_Text">def _crear_tablas(self):</text:span></text:p>
      <text:p text:style-name="P14"><text:span text:style-name="Source_20_Text"><text:s text:c="4"/>with self.conn:</text:span></text:p>
      <text:p text:style-name="P14"><text:span text:style-name="Source_20_Text"><text:s text:c="8"/>self.conn.execute("""</text:span></text:p>
      <text:p text:style-name="P14"><text:span text:style-name="Source_20_Text"><text:s text:c="12"/>CREATE TABLE IF NOT EXISTS juegos (</text:span></text:p>
      <text:p text:style-name="P14"><text:span text:style-name="Source_20_Text"><text:s text:c="16"/>id INTEGER PRIMARY KEY AUTOINCREMENT,</text:span></text:p>
      <text:p text:style-name="P14"><text:span text:style-name="Source_20_Text"><text:s text:c="16"/>titulo TEXT NOT NULL,</text:span></text:p>
      <text:p text:style-name="P14"><text:span text:style-name="Source_20_Text"><text:s text:c="16"/>plataforma TEXT NOT NULL,</text:span></text:p>
      <text:p text:style-name="P14"><text:span text:style-name="Source_20_Text"><text:s text:c="16"/>anio INTEGER NOT NULL,</text:span></text:p>
      <text:p text:style-name="P14"><text:span text:style-name="Source_20_Text"><text:s text:c="16"/>genero TEXT NOT NULL,</text:span></text:p>
      <text:p text:style-name="P14"><text:span text:style-name="Source_20_Text"><text:s text:c="16"/>tipo TEXT NOT NULL,</text:span></text:p>
      <text:p text:style-name="P14"><text:span text:style-name="Source_20_Text"><text:s text:c="16"/>extra TEXT</text:span></text:p>
      <text:p text:style-name="P14"><text:span text:style-name="Source_20_Text"><text:s text:c="12"/>)</text:span></text:p>
      <text:p text:style-name="P14"><text:span text:style-name="Source_20_Text"><text:s text:c="8"/>""")</text:span></text:p>
      <text:p text:style-name="P14"><text:span text:style-name="Source_20_Text"><text:s text:c="8"/>self.conn.execute("""</text:span></text:p>
      <text:p text:style-name="P14"><text:span text:style-name="Source_20_Text"><text:s text:c="12"/>CREATE TABLE IF NOT EXISTS prestamos (</text:span></text:p>
      <text:p text:style-name="P14"><text:span text:style-name="Source_20_Text"><text:s text:c="16"/>juego_id INTEGER PRIMARY KEY,</text:span></text:p>
      <text:p text:style-name="P14"><text:span text:style-name="Source_20_Text"><text:s text:c="16"/>destinatario TEXT NOT NULL,</text:span></text:p>
      <text:p text:style-name="P14"><text:span text:style-name="Source_20_Text"><text:s text:c="16"/>fecha_inicio TEXT,</text:span></text:p>
      <text:p text:style-name="P14"><text:span text:style-name="Source_20_Text"><text:s text:c="16"/>FOREIGN KEY (juego_id) REFERENCES juegos(id)</text:span></text:p>
      <text:p text:style-name="P14"><text:span text:style-name="Source_20_Text"><text:s text:c="12"/>)</text:span></text:p>
      <text:p text:style-name="P15"><text:span text:style-name="Source_20_Text"><text:s text:c="8"/>""")</text:span></text:p>
      <text:h text:style-name="Heading_20_3" text:outline-level="3"/>
      <text:h text:style-name="P13" text:outline-level="3"><text:bookmark-start text:name="__RefHeading___Toc129_2821318551"/><text:span text:style-name="T3">5.2. </text:span>Operaciones CRUD y <text:span text:style-name="T3">c</text:span>onsultas <text:span text:style-name="T3">o</text:span>ptimizadas<text:bookmark-end text:name="__RefHeading___Toc129_2821318551"/></text:h>
      <text:list text:style-name="L3">
        <text:list-item>
          <text:p text:style-name="P22"><text:span text:style-name="T1">Inserción </text:span><text:span text:style-name="T2">s</text:span><text:span text:style-name="T1">egura:</text:span> Se emplean consultas parametrizadas (<text:span text:style-name="Source_20_Text">?</text:span>) para neutralizar vectores de ataque por <text:span text:style-name="T1">inyección SQL</text:span>.</text:p>
        </text:list-item>
        <text:list-item>
          <text:p text:style-name="P23"><text:span text:style-name="T1">Lectura con LEFT JOIN:</text:span> Se utiliza una sola consulta para recuperar el catálogo completo junto con el estado de préstamo, optimizando el rendimiento al evitar múltiples viajes a la base de datos.</text:p>
        </text:list-item>
      </text:list>
      <text:p text:style-name="P14"><text:span text:style-name="Source_20_Text">def obtener_coleccion_completa(self):</text:span></text:p>
      <text:p text:style-name="P14"><text:span text:style-name="Source_20_Text"><text:s text:c="4"/>query = """</text:span></text:p>
      <text:p text:style-name="P14"><text:span text:style-name="Source_20_Text"><text:s text:c="8"/>SELECT j.id, j.titulo, j.plataforma, j.anio, j.genero, j.tipo, j.extra, p.destinatario</text:span></text:p>
      <text:p text:style-name="P14"><text:span text:style-name="Source_20_Text"><text:s text:c="8"/>FROM juegos j</text:span></text:p>
      <text:p text:style-name="P14"><text:span text:style-name="Source_20_Text"><text:s text:c="8"/>LEFT JOIN prestamos p ON j.id = p.juego_id</text:span></text:p>
      <text:p text:style-name="P14"><text:span text:style-name="Source_20_Text"><text:s text:c="8"/>ORDER BY j.plataforma, j.titulo</text:span></text:p>
      <text:p text:style-name="P14"><text:span text:style-name="Source_20_Text"><text:s text:c="4"/>"""</text:span></text:p>
      <text:p text:style-name="P14"><text:span text:style-name="Source_20_Text"><text:s text:c="4"/>return self.conn.execute(query).fetchall()</text:span></text:p>
      <text:p text:style-name="P14"/>
      <text:p text:style-name="P14"><text:span text:style-name="Source_20_Text">def editar_juego(self, id_juego, titulo, plataforma, anio, genero, extra):</text:span></text:p>
      <text:p text:style-name="P14"><text:span text:style-name="Source_20_Text"><text:s text:c="4"/>query = "UPDATE juegos SET titulo=?, plataforma=?, anio=?, genero=?, extra=? WHERE id=?"</text:span></text:p>
      <text:p text:style-name="P14"><text:span text:style-name="Source_20_Text"><text:s text:c="4"/>with self.conn:</text:span></text:p>
      <text:p text:style-name="P15"><text:span text:style-name="Source_20_Text"><text:s text:c="8"/>self.conn.execute(query, (titulo, plataforma, anio, genero, extra, id_juego))</text:span></text:p>
      <text:list text:style-name="L4">
        <text:list-item>
          <text:p text:style-name="P24"><text:span text:style-name="T1">Gestión de </text:span><text:span text:style-name="T2">p</text:span><text:span text:style-name="T1">réstamos:</text:span> El registro implementa un bloque <text:span text:style-name="Source_20_Text">try/except</text:span> para manejar el error <text:span text:style-name="Source_20_Text">sqlite3.IntegrityError</text:span>, asegurando que un juego no pueda ser prestado a dos personas simultáneamente (violación de <text:span text:style-name="Source_20_Text">PRIMARY KEY</text:span>).</text:p>
        </text:list-item>
      </text:list>
      <text:h text:style-name="P5" text:outline-level="2"/>
      <text:h text:style-name="P6" text:outline-level="2"><text:bookmark-start text:name="__RefHeading___Toc131_2821318551"/>6. Interfaz de <text:span text:style-name="T3">u</text:span>suario: Consola (interface.py y main.py)<text:bookmark-end text:name="__RefHeading___Toc131_2821318551"/></text:h>
      <text:p text:style-name="P17">Siguiendo la filosofía de separación de responsabilidades, la interfaz de consola se limita a la presentación y validación de entradas.</text:p>
      <text:h text:style-name="P12" text:outline-level="3"><text:bookmark-start text:name="__RefHeading___Toc133_2821318551"/><text:span text:style-name="T5">6.1. </text:span>Validación de <text:span text:style-name="T3">e</text:span>ntradas de <text:span text:style-name="T3">u</text:span>suario<text:bookmark-end text:name="__RefHeading___Toc133_2821318551"/></text:h>
      <text:p text:style-name="P17">Para prevenir estados inconsistentes, se implementan tres niveles de validación:</text:p>
      <text:p text:style-name="P14"><text:span text:style-name="Source_20_Text">def _pedir_anio(self):</text:span></text:p>
      <text:p text:style-name="P14"><text:span text:style-name="Source_20_Text"><text:s text:c="4"/>anio_actual = datetime.now().year</text:span></text:p>
      <text:p text:style-name="P14"><text:span text:style-name="Source_20_Text"><text:s text:c="4"/>while True:</text:span></text:p>
      <text:p text:style-name="P14"><text:span text:style-name="Source_20_Text"><text:s text:c="8"/>entrada = input("Año de lanzamiento: ").strip()</text:span></text:p>
      <text:p text:style-name="P14"><text:span text:style-name="Source_20_Text"><text:s text:c="8"/>if not entrada.isdigit():</text:span></text:p>
      <text:p text:style-name="P14"><text:span text:style-name="Source_20_Text"><text:s text:c="12"/>print("Error: introduce un número entero.")</text:span></text:p>
      <text:p text:style-name="P14"><text:span text:style-name="Source_20_Text"><text:s text:c="12"/>continue</text:span></text:p>
      <text:p text:style-name="P14"><text:span text:style-name="Source_20_Text"><text:s text:c="8"/>anio = int(entrada)</text:span></text:p>
      <text:p text:style-name="P14"><text:span text:style-name="Source_20_Text"><text:s text:c="8"/>if anio &lt; 1970:</text:span></text:p>
      <text:p text:style-name="P14"><text:span text:style-name="Source_20_Text"><text:s text:c="12"/>print("Error: el año no puede ser anterior a 1970.")</text:span></text:p>
      <text:p text:style-name="P14"><text:span text:style-name="Source_20_Text"><text:s text:c="8"/>elif anio &gt; anio_actual:</text:span></text:p>
      <text:p text:style-name="P14"><text:span text:style-name="Source_20_Text"><text:s text:c="12"/>print(f"Error: el año no puede ser superior a {anio_actual}.")</text:span></text:p>
      <text:p text:style-name="P14"><text:span text:style-name="Source_20_Text"><text:s text:c="8"/>else:</text:span></text:p>
      <text:p text:style-name="P15"><text:span text:style-name="Source_20_Text"><text:s text:c="12"/>return anio</text:span></text:p>
      <text:h text:style-name="P12" text:outline-level="3"><text:bookmark-start text:name="__RefHeading___Toc135_2821318551"/><text:span text:style-name="T5">6.2. </text:span>Visualización <text:span text:style-name="T3">t</text:span>abular <text:span text:style-name="T3">d</text:span>inámica<text:bookmark-end text:name="__RefHeading___Toc135_2821318551"/></text:h>
      <text:p text:style-name="P17">La función <text:span text:style-name="Source_20_Text">mostrar_coleccion_tabular</text:span> procesa la colección detectando cambios en el campo <text:span text:style-name="Source_20_Text">plataforma</text:span> para imprimir encabezados lógicos de grupo automáticamente.</text:p>
      <text:h text:style-name="P12" text:outline-level="3"><text:bookmark-start text:name="__RefHeading___Toc137_2821318551"/><text:span text:style-name="T5">6.3. </text:span>Orquestación de la <text:span text:style-name="T3">a</text:span>plicación<text:bookmark-end text:name="__RefHeading___Toc137_2821318551"/></text:h>
      <text:p text:style-name="P17">El archivo <text:span text:style-name="Source_20_Text">main.py</text:span> actúa como el director de orquesta, gestionando el ciclo de vida del programa y capturando excepciones generales.</text:p>
      <text:p text:style-name="P14"><text:span text:style-name="Source_20_Text">def ejecutar_app():</text:span></text:p>
      <text:p text:style-name="P14"><text:span text:style-name="Source_20_Text"><text:s text:c="4"/>db = DatabaseManager()</text:span></text:p>
      <text:p text:style-name="P14"><text:span text:style-name="Source_20_Text"><text:s text:c="4"/>ui = InterfazConsola()</text:span></text:p>
      <text:p text:style-name="P14"><text:span text:style-name="Source_20_Text"><text:s text:c="4"/>while True:</text:span></text:p>
      <text:p text:style-name="P14"><text:span text:style-name="Source_20_Text"><text:s text:c="8"/>opcion = ui.mostrar_menu()</text:span></text:p>
      <text:p text:style-name="P14"><text:span text:style-name="Source_20_Text"><text:s text:c="8"/>try:</text:span></text:p>
      <text:p text:style-name="P14"><text:span text:style-name="Source_20_Text"><text:s text:c="12"/>if opcion == "3":</text:span></text:p>
      <text:p text:style-name="P14"><text:span text:style-name="Source_20_Text"><text:s text:c="16"/>ui.mostrar_coleccion_tabular(db.obtener_coleccion_completa())</text:span></text:p>
      <text:p text:style-name="P14"><text:span text:style-name="Source_20_Text"><text:s text:c="12"/>elif opcion == "9":</text:span></text:p>
      <text:p text:style-name="P14"><text:span text:style-name="Source_20_Text"><text:s text:c="16"/>break</text:span></text:p>
      <text:p text:style-name="P14"><text:span text:style-name="Source_20_Text"><text:s text:c="8"/>except Exception as e:</text:span></text:p>
      <text:p text:style-name="P15"><text:span text:style-name="Source_20_Text"><text:s text:c="12"/>print(f"\nERROR INESPERADO: {e}")</text:span></text:p>
      <text:h text:style-name="Heading_20_2" text:outline-level="2"/>
      <text:h text:style-name="P6" text:outline-level="2"><text:bookmark-start text:name="__RefHeading___Toc139_2821318551"/>7. Módulo de <text:span text:style-name="T4">a</text:span>nálisis y <text:span text:style-name="T4">e</text:span>stadísticas (analysis.py)<text:bookmark-end text:name="__RefHeading___Toc139_2821318551"/></text:h>
      <text:p text:style-name="P17">Este módulo transforma datos crudos en inteligencia visual mediante un pipeline de procesamiento con Pandas.</text:p>
      <text:h text:style-name="Heading_20_3" text:outline-level="3"><text:bookmark-start text:name="__RefHeading___Toc141_2821318551"/><text:span text:style-name="T4">7.1. </text:span>Pipeline de <text:span text:style-name="T4">l</text:span>impieza y <text:span text:style-name="T4">p</text:span>rocesamiento<text:bookmark-end text:name="__RefHeading___Toc141_2821318551"/></text:h>
      <text:p text:style-name="P14"><text:span text:style-name="Source_20_Text">def _cargar_datos(self):</text:span></text:p>
      <text:p text:style-name="P14"><text:span text:style-name="Source_20_Text"><text:s text:c="4"/>conn = sqlite3.connect(self.db_name)</text:span></text:p>
      <text:p text:style-name="P14"><text:span text:style-name="Source_20_Text"><text:s text:c="4"/>df = pd.read_sql_query("SELECT plataforma, anio, genero FROM juegos", conn)</text:span></text:p>
      <text:p text:style-name="P14"><text:span text:style-name="Source_20_Text"><text:s text:c="4"/>conn.close()</text:span></text:p>
      <text:p text:style-name="P14"><text:span text:style-name="Source_20_Text"><text:s text:c="4"/>df = df.dropna(subset=["plataforma", "anio", "genero"])</text:span></text:p>
      <text:p text:style-name="P14"><text:span text:style-name="Source_20_Text"><text:s text:c="4"/>df["plataforma"] = df["plataforma"].str.strip()</text:span></text:p>
      <text:p text:style-name="P14"><text:span text:style-name="Source_20_Text"><text:s text:c="4"/>df["anio"] = df["anio"].astype(int)</text:span></text:p>
      <text:p text:style-name="P15"><text:span text:style-name="Source_20_Text"><text:s text:c="4"/>return df</text:span></text:p>
      <text:h text:style-name="P12" text:outline-level="3"><text:bookmark-start text:name="__RefHeading___Toc143_2821318551"/><text:span text:style-name="T8">7.2. </text:span>Generación y <text:span text:style-name="T4">r</text:span>enderizado de <text:span text:style-name="T4">g</text:span>ráficos<text:bookmark-end text:name="__RefHeading___Toc143_2821318551"/></text:h>
      <text:p text:style-name="P17">Se generan tres visualizaciones críticas: distribución por plataforma, evolución temporal (usando <text:span text:style-name="Source_20_Text">.cumsum()</text:span>) y correlación género/año. Para la integración web, se utiliza una técnica de codificación en <text:span text:style-name="T1">Base64</text:span>:</text:p>
      <text:list text:style-name="L5">
        <text:list-item>
          <text:p text:style-name="P25">Se guarda la figura en un <text:span text:style-name="Source_20_Text">io.BytesIO()</text:span>.</text:p>
        </text:list-item>
        <text:list-item>
          <text:p text:style-name="P25">Se codifica el buffer a Base64.</text:p>
        </text:list-item>
        <text:list-item>
          <text:p text:style-name="P26">Se incrusta la cadena resultante en el tag <text:span text:style-name="Source_20_Text">&lt;img src="data:image/png;base64,{{ grafica }}"&gt;</text:span> del HTML.</text:p>
        </text:list-item>
      </text:list>
      <text:h text:style-name="P5" text:outline-level="2"/>
      <text:h text:style-name="P6" text:outline-level="2"><text:bookmark-start text:name="__RefHeading___Toc145_2821318551"/>8. Interfaz <text:span text:style-name="T4">w</text:span>eb con Django<text:bookmark-end text:name="__RefHeading___Toc145_2821318551"/></text:h>
      <text:p text:style-name="P17">El sistema web mapea el flujo de peticiones según el patrón MTV: <text:span text:style-name="T1">Navegador -&gt; URLs -&gt; Vista -&gt; DatabaseManager -&gt; Template -&gt; Navegador</text:span>.</text:p>
      <text:h text:style-name="P12" text:outline-level="3"><text:bookmark-start text:name="__RefHeading___Toc147_2821318551"/><text:span text:style-name="T4">8.1. </text:span>Configuración y <text:span text:style-name="T4">r</text:span>utas<text:bookmark-end text:name="__RefHeading___Toc147_2821318551"/></text:h>
      <text:p text:style-name="P17">En <text:span text:style-name="Source_20_Text">settings.py</text:span> se registra la aplicación <text:span text:style-name="Source_20_Text">catalogo</text:span> y se define la ruta física de <text:span text:style-name="Source_20_Text">videoteca.db</text:span>. Las rutas emplean conversores de tipo para mayor seguridad:</text:p>
      <text:p text:style-name="P14"><text:span text:style-name="Source_20_Text"># catalogo/urls.py</text:span></text:p>
      <text:p text:style-name="P14"><text:span text:style-name="Source_20_Text">urlpatterns = [</text:span></text:p>
      <text:p text:style-name="P14"><text:span text:style-name="Source_20_Text"><text:s text:c="4"/>path('', views.coleccion, name='coleccion'),</text:span></text:p>
      <text:p text:style-name="P14"><text:span text:style-name="Source_20_Text"><text:s text:c="4"/>path('añadir/', views.añadir_juego, name='añadir_juego'),</text:span></text:p>
      <text:p text:style-name="P14"><text:span text:style-name="Source_20_Text"><text:s text:c="4"/>path('eliminar/&lt;int:id_juego&gt;/', views.eliminar_juego, name='eliminar_juego'),</text:span></text:p>
      <text:p text:style-name="P15"><text:span text:style-name="Source_20_Text">]</text:span></text:p>
      <text:h text:style-name="P12" text:outline-level="3"><text:bookmark-start text:name="__RefHeading___Toc149_2821318551"/><text:span text:style-name="T4">8.2. </text:span>Lógica de <text:span text:style-name="T4">n</text:span>egocio en <text:span text:style-name="T4">v</text:span>istas<text:bookmark-end text:name="__RefHeading___Toc149_2821318551"/></text:h>
      <text:p text:style-name="P17">La vista <text:span text:style-name="Source_20_Text">añadir_juego</text:span> implementa el patrón <text:span text:style-name="T1">POST/Redirect/GET</text:span> para evitar duplicidades al refrescar la página, utilizando <text:span text:style-name="Source_20_Text">messages.success</text:span> y <text:span text:style-name="Source_20_Text">messages.error</text:span> para retroalimentar al usuario.</text:p>
      <text:h text:style-name="P12" text:outline-level="3"><text:bookmark-start text:name="__RefHeading___Toc151_2821318551"/><text:span text:style-name="T4">8.3. </text:span>Motor de <text:span text:style-name="T4">p</text:span>lantillas<text:bookmark-end text:name="__RefHeading___Toc151_2821318551"/></text:h>
      <text:p text:style-name="P17">Se utiliza herencia de plantillas para mantener la consistencia visual (<text:span text:style-name="Source_20_Text">base.html</text:span>) y etiquetas lógicas (<text:span text:style-name="Source_20_Text">{% for %}</text:span>, <text:span text:style-name="Source_20_Text">{% if %}</text:span>) para renderizar dinámicamente el estado de los juegos (ej. mostrar icono de prestado si el campo destinatario no es nulo).</text:p>
      <text:h text:style-name="P5" text:outline-level="2"><text:bookmark-start text:name="__RefHeading___Toc153_2821318551"/>9. Seguridad y <text:span text:style-name="T4">r</text:span>obustez<text:bookmark-end text:name="__RefHeading___Toc153_2821318551"/></text:h>
      <text:p text:style-name="P17">El sistema implementa cuatro capas de defensa:</text:p>
      <text:list text:style-name="L6">
        <text:list-item>
          <text:p text:style-name="P27"><text:span text:style-name="T1">Token CSRF:</text:span> Obligatorio en todos los formularios Django para mitigar ataques de falsificación de peticiones.</text:p>
        </text:list-item>
        <text:list-item>
          <text:p text:style-name="P27"><text:span text:style-name="T1">Validación en Servidor:</text:span> Re-validación estricta de tipos de datos en Python, ignorando posibles bypasses de validación en el cliente (HTML).</text:p>
        </text:list-item>
        <text:list-item>
          <text:p text:style-name="P27"><text:span text:style-name="T1">Consultas Parametrizadas:</text:span> Neutralización total de inyección SQL mediante el uso de marcadores de posición en <text:span text:style-name="Source_20_Text">sqlite3</text:span>.</text:p>
        </text:list-item>
        <text:list-item>
          <text:p text:style-name="P28"><text:span text:style-name="T1">Confirmación de Operaciones:</text:span> Pantallas de confirmación obligatorias para acciones destructivas (borrado).</text:p>
        </text:list-item>
      </text:list>
      <text:h text:style-name="P5" text:outline-level="2"/>
      <text:h text:style-name="P6" text:outline-level="2"><text:bookmark-start text:name="__RefHeading___Toc155_2821318551"/>10. Pruebas <text:span text:style-name="T4">a</text:span>utomáticas (tests/)<text:bookmark-end text:name="__RefHeading___Toc155_2821318551"/></text:h>
      <text:p text:style-name="P17">La robustez del software se garantiza mediante una suite de pruebas con Pytest, utilizando <text:span text:style-name="T1">fixtures</text:span> para gestionar entornos de datos temporales aislados.</text:p>
      <text:p text:style-name="P14"><text:span text:style-name="Source_20_Text">@pytest.fixture</text:span></text:p>
      <text:p text:style-name="P14"><text:span text:style-name="Source_20_Text">def db():</text:span></text:p>
      <text:p text:style-name="P14"><text:span text:style-name="Source_20_Text"><text:s text:c="4"/>test_db = "test_db_logic.db"</text:span></text:p>
      <text:p text:style-name="P14"><text:span text:style-name="Source_20_Text"><text:s text:c="4"/>manager = DatabaseManager(test_db)</text:span></text:p>
      <text:p text:style-name="P14"><text:span text:style-name="Source_20_Text"><text:s text:c="4"/>yield manager</text:span></text:p>
      <text:p text:style-name="P14"><text:span text:style-name="Source_20_Text"><text:s text:c="4"/>manager.conn.close()</text:span></text:p>
      <text:p text:style-name="P14"><text:span text:style-name="Source_20_Text"><text:s text:c="4"/>if os.path.exists(test_db):</text:span></text:p>
      <text:p text:style-name="P14"><text:span text:style-name="Source_20_Text"><text:s text:c="8"/>os.remove(test_db)</text:span></text:p>
      <text:p text:style-name="P14"/>
      <text:p text:style-name="P14"><text:span text:style-name="Source_20_Text">def test_insertar_y_listar(self, db):</text:span></text:p>
      <text:p text:style-name="P14"><text:span text:style-name="Source_20_Text"><text:s text:c="4"/>db.insertar_juego("Metroid", "NES", 1986, "Acción", "Físico", "E1")</text:span></text:p>
      <text:p text:style-name="P14"><text:span text:style-name="Source_20_Text"><text:s text:c="4"/>registros = db.obtener_coleccion_completa()</text:span></text:p>
      <text:p text:style-name="P14"><text:span text:style-name="Source_20_Text"><text:s text:c="4"/>assert len(registros) &gt; 0</text:span></text:p>
      <text:p text:style-name="P15"><text:span text:style-name="Source_20_Text"><text:s text:c="4"/>assert registros[0][1] == "Metroid"</text:span></text:p>
      <text:p text:style-name="P17">El sistema reporta un estado final de <text:span text:style-name="T1">9 tests exitosos (PASSED)</text:span>, cubriendo validación de modelos, integridad de base de datos, análisis de DataFrames y manejo de errores de entrada.</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top="0.101cm" fo:margin-bottom="0.101cm" style:contextual-spacing="false" fo:text-indent="0cm" style:auto-text-indent="false">
        <style:tab-stops>
          <style:tab-stop style:position="16.501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fo:padding="0.049cm" fo:border-left="none" fo:border-right="none" fo:border-top="none" fo:border-bottom="0.06pt solid #000000"/>
      <style:text-properties officeooo:paragraph-rsid="0005b402"/>
    </style:style>
    <style:style style:name="MP2" style:family="paragraph" style:parent-style-name="Footer">
      <style:paragraph-properties fo:padding="0.049cm" fo:border-left="none" fo:border-right="none" fo:border-top="0.06pt solid #000000" fo:border-bottom="none"/>
      <style:text-properties officeooo:paragraph-rsid="0005b402"/>
    </style:style>
    <style:style style:name="MT1" style:family="text">
      <style:text-properties officeooo:rsid="0021434c"/>
    </style:style>
    <style:style style:name="MT2" style:family="text">
      <style:text-properties officeooo:rsid="0005b402"/>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CE en Desarrollo de aplicaciones en lenguaje Python<text:tab/><text:span text:style-name="MT1">Curso 2025-2026</text:span></text:p>
      </style:header>
      <style:footer>
        <text:p text:style-name="MP2"><text:span text:style-name="MT2">Informe técnico integral</text:span><text:span text:style-name="MT1">. Proyecto 1: Videoteca retro.<text:tab/></text:span><text:span text:style-name="MT1"><text:page-number text:select-page="current">11</text:page-number></text:span><text:span text:style-name="MT1">/</text:span><text:span text:style-name="MT1"><text:page-count>1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4T12:52:12.440940713</meta:creation-date>
    <dc:date>2026-05-14T13:12:39.394665360</dc:date>
    <meta:editing-duration>PT14M17S</meta:editing-duration>
    <meta:editing-cycles>10</meta:editing-cycles>
    <meta:generator>LibreOffice/24.2.7.2$Linux_X86_64 LibreOffice_project/420$Build-2</meta:generator>
    <meta:print-date>2026-05-14T13:12:13.708032017</meta:print-date>
    <meta:printed-by>Archivos PDF</meta:printed-by>
    <meta:document-statistic meta:table-count="0" meta:image-count="0" meta:object-count="0" meta:page-count="11" meta:paragraph-count="221" meta:word-count="1677" meta:character-count="12840" meta:non-whitespace-character-count="10526"/>
  </office:meta>
</office:document-meta>
</file>